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506a" officeooo:paragraph-rsid="0024506a" style:font-weight-asian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506a" officeooo:paragraph-rsid="0026033a" style:font-weight-asian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48db6" officeooo:paragraph-rsid="00248db6" style:font-weight-asian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0ca0" officeooo:paragraph-rsid="0026033a" style:font-weight-asian="normal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82ebf" officeooo:paragraph-rsid="00282ebf" style:font-weight-asian="normal" style:font-weight-complex="normal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209593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1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1917aa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00ca0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200ca0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26033a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209593" style:font-size-asian="12.25pt" style:font-weight-asian="bold" style:font-size-complex="14pt" style:font-weight-complex="bold"/>
    </style:style>
    <style:style style:name="P2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26033a" style:font-size-asian="12.25pt" style:font-weight-asian="normal" style:font-size-complex="14pt" style:font-weight-complex="normal"/>
    </style:style>
    <style:style style:name="P23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26033a" style:font-size-asian="12.25pt" style:font-weight-asian="normal" style:font-size-complex="14pt" style:font-weight-complex="normal"/>
    </style:style>
    <style:style style:name="P24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26033a" style:font-size-asian="12.25pt" style:font-weight-asian="normal" style:font-size-complex="14pt" style:font-weight-complex="normal"/>
    </style:style>
    <style:style style:name="P25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95775" officeooo:paragraph-rsid="00295775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e8ff" style:font-weight-asian="normal" style:font-weight-complex="normal"/>
    </style:style>
    <style:style style:name="T5" style:family="text">
      <style:text-properties fo:font-weight="normal" officeooo:rsid="00295775" style:font-weight-asian="normal" style:font-weight-complex="normal"/>
    </style:style>
    <style:style style:name="T6" style:family="text">
      <style:text-properties officeooo:rsid="001917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a69a"/>
    </style:style>
    <style:style style:name="T9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3" style:family="text">
      <style:text-properties officeooo:rsid="001e92b2"/>
    </style:style>
    <style:style style:name="T14" style:family="text">
      <style:text-properties officeooo:rsid="00200ca0"/>
    </style:style>
    <style:style style:name="T15" style:family="text">
      <style:text-properties officeooo:rsid="00226c32"/>
    </style:style>
    <style:style style:name="T16" style:family="text">
      <style:text-properties officeooo:rsid="002479cf"/>
    </style:style>
    <style:style style:name="T17" style:family="text">
      <style:text-properties officeooo:rsid="00282e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4">Отчет по <text:span text:style-name="T2">лабораторной работе №1</text:span></text:p>
      <text:p text:style-name="P13">«Добыч<text:span text:style-name="T16">а</text:span> корпуса документов»</text:p>
      <text:p text:style-name="P13">по курсу</text:p>
      <text:p text:style-name="P15"><text:span text:style-name="T9">«</text:span><text:span text:style-name="T10">Информационный поиск</text:span><text:span text:style-name="T9">»</text:span></text:p>
      <text:p text:style-name="P4"/>
      <text:p text:style-name="P4"/>
      <text:p text:style-name="P4"/>
      <text:p text:style-name="P4"/>
      <text:p text:style-name="P3">Группа: М80-10<text:span text:style-name="T6">6</text:span>М</text:p>
      <text:p text:style-name="P3">Выполнил: <text:span text:style-name="T13">Забелин М. 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8">9</text:span></text:p>
      <text:p text:style-name="P16"><text:soft-page-break/><text:span text:style-name="T11">Л</text:span><text:span text:style-name="T12">абораторная работа №1. </text:span><text:span text:style-name="T7">Добыча корпуса документов</text:span></text:p>
      <text:p text:style-name="P5">Необходимо подготовить корпус документов, который будет использован при выполнении остальных лабораторных работ</text:p>
      <text:p text:style-name="P9">Для получения статей <text:span text:style-name="T17">я воспользовался api википедии через библиотеку wikipediaapi для Python</text:span>. <text:span text:style-name="T17">В качестве категорий выступают «Информация» и «Техника».</text:span></text:p>
      <text:p text:style-name="P7"/>
      <text:p text:style-name="P20">Статистическая информация о корпусе</text:p>
      <text:list xml:id="list7135879184199198108" text:style-name="L1">
        <text:list-item>
          <text:p text:style-name="P22">Размер сырых данных — <text:span text:style-name="T14">неизвестно, так как не сохранялись</text:span></text:p>
        </text:list-item>
        <text:list-item>
          <text:p text:style-name="P22">Количество документов — <text:span text:style-name="T17">13959</text:span></text:p>
        </text:list-item>
        <text:list-item>
          <text:p text:style-name="P23">Размер «чистого» текста — <text:span text:style-name="T17">119 МБ</text:span></text:p>
        </text:list-item>
        <text:list-item>
          <text:p text:style-name="P23">Средний размер документа — <text:span text:style-name="T17">8.7</text:span> Кб</text:p>
        </text:list-item>
        <text:list-item>
          <text:p text:style-name="P24">Средний объем текста в документе — <text:span text:style-name="T17">8300</text:span> символов</text:p>
        </text:list-item>
      </text:list>
      <text:p text:style-name="P9"/>
      <text:p text:style-name="P9"><text:span text:style-name="T15">Все документы находятся по адресу: </text:span><text:a xlink:type="simple" xlink:href="https://mobile-review.com/review.shtml"><text:span text:style-name="T15">https://mobile-review.com/review.shtml</text:span></text:a><text:span text:style-name="T15">. При парсинге html страниц сохранял только саму статью без рекламы и ссылок на другие статьи.</text:span></text:p>
      <text:p text:style-name="P6">Пример «грязного текста» (без очистки от тегов)</text:p>
      <text:p text:style-name="P10">&lt;p&gt;&lt;b&gt;Minolta AF 50 F1.4&lt;/b&gt; — &lt;a href="/wiki/%D0%9D%D0%BE%D1%80%D0%BC%D0%B0%D0%BB%D1%8C%D0%BD%D1%8B%D0%B9_%D0%BE%D0%B1%D1%8A%D0%B5%D0%BA%D1%82%D0%B8%D0%B2" title="Нормальный объектив"&gt;нормальный объектив&lt;/a&gt; системы &lt;a href="/wiki/Minolta_AF" title="Minolta AF"&gt;Minolta AF&lt;/a&gt; фирмы &lt;a href="/wiki/Minolta" title="Minolta"&gt;Minolta&lt;/a&gt;. </text:p>
      <text:p text:style-name="P10">Итоговый документ после очистки от тегов имеет вид:</text:p>
      <text:p text:style-name="P10">Minolta AF 50 F1.4 — нормальный объектив системы Minolta AF фирмы Minolta. Оригинальная версия объектива была выпущена в 1985 году. В 1990 году был несколько усовершенствован (версия RS). С 2006 года и по настоящее время усовершенствованная версия RS производится под маркой Sony, код — SAL-50F14. Один из самых светосильных объективов системы.</text:p>
      <text:p text:style-name="P8"/>
      <text:p text:style-name="P10"><text:soft-page-break/>По википедии можно искать несколькими способами:</text:p>
      <text:list xml:id="list4589951946999569851" text:style-name="L2">
        <text:list-item>
          <text:p text:style-name="P25">Поиск самой википедии</text:p>
        </text:list-item>
        <text:list-item>
          <text:p text:style-name="P25">Обычными поисковиками с указанием сайта для поисковиков</text:p>
        </text:list-item>
      </text:list>
      <text:p text:style-name="P18"/>
      <text:p text:style-name="P19">Вывод</text:p>
      <text:p text:style-name="P12"><text:span text:style-name="T3"><text:tab/></text:span><text:span text:style-name="T4">В ходе выполнения лабораторной я получил корпус документов по категории «</text:span><text:span text:style-name="T5">Иформация</text:span><text:span text:style-name="T4">» </text:span><text:span text:style-name="T5">и «Техника»</text:span><text:span text:style-name="T4">. Познакомился </text:span><text:span text:style-name="T5">api <text:s/>википедии</text:span><text:span text:style-name="T4">. </text:span></text:p>
      <text:p text:style-name="P12"/>
      <text:p text:style-name="P21">Ссылка на Git репозиторий</text:p>
      <text:p text:style-name="P11">https://github.com/Mikhail-Z/MAI/tree/master/sem10/Informational%20Search/is1</text:p>
      <text:p text:style-name="P17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5-16T09:22:09.844599391</dc:date>
    <meta:editing-duration>PT2H16M5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3" meta:paragraph-count="33" meta:word-count="258" meta:character-count="2208" meta:non-whitespace-character-count="1978"/>
  </office:meta>
</office:document-meta>
</file>